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b2061" officeooo:paragraph-rsid="000b2061"/>
    </style:style>
    <style:style style:name="T1" style:family="text">
      <style:text-properties officeooo:rsid="000cffde"/>
    </style:style>
    <style:style style:name="T2" style:family="text">
      <style:text-properties officeooo:rsid="000e04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n A3 <text:span text:style-name="T1">wide (landscape) </text:span>page.</text:p>
      <text:p text:style-name="P1">Dimensions are 420 mm wide by 297 mm high</text:p>
      <text:p text:style-name="P1">(420 * 72 points/inch * 1 inch / 25.4 mm) = 1190.551 points = 1191 points <text:span text:style-name="T2">but will round down to 1190</text:span></text:p>
      <text:p text:style-name="P1">(297 * 72 points/inch * 1 inch / 25.4 mm) = 841.88976 points = 842 points <text:span text:style-name="T2">but will round down to 84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20:22:37.907073537</meta:creation-date>
    <dc:date>2019-06-17T20:39:52.315527543</dc:date>
    <meta:editing-duration>PT10M14S</meta:editing-duration>
    <meta:editing-cycles>3</meta:editing-cycles>
    <meta:generator>LibreOffice/6.2.4.2$Linux_X86_64 LibreOffice_project/2412653d852ce75f65fbfa83fb7e7b669a126d64</meta:generator>
    <meta:document-statistic meta:table-count="0" meta:image-count="0" meta:object-count="0" meta:page-count="1" meta:paragraph-count="4" meta:word-count="60" meta:character-count="278" meta:non-whitespace-character-count="222"/>
  </office:meta>
</office:document-meta>
</file>